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_7e_LT_7e_Gliederung_20_2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3" style:family="paragraph" style:parent-style-name="Standard_7e_LT_7e_Gliederung_20_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Noto Sans1" style:font-size-complex="12pt" style:font-weight-complex="normal" style:text-emphasize="none"/>
    </style:style>
    <style:style style:name="P4" style:family="paragraph" style:parent-style-name="Standard_7e_LT_7e_Gliederung_20_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Noto Sans1" style:font-size-complex="16pt" style:font-weight-complex="normal" style:text-emphasize="none"/>
    </style:style>
    <style:style style:name="P5" style:family="paragraph" style:parent-style-name="Standard_7e_LT_7e_Gliederung_20_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Noto Sans1" style:font-size-complex="12pt" style:font-weight-complex="normal" style:text-emphasize="none"/>
    </style:style>
    <style:style style:name="P6" style:family="paragraph" style:parent-style-name="Standard_7e_LT_7e_Gliederung_20_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Noto Sans1" style:font-weight-complex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Sistemas de numeración OPERACIONES</text:p>
      <text:p text:style-name="P1"/>
      <text:p text:style-name="P1"/>
      <text:p text:style-name="P2"><text:span text:style-name="T1">Ejercicio 1.- </text:span><text:span text:style-name="T2">Realiza la suma de los números binarios 100010 y 111100</text:span></text:p>
      <text:p text:style-name="P3"/>
      <text:p text:style-name="P3"/>
      <text:p text:style-name="P3"/>
      <text:p text:style-name="P3"/>
      <text:p text:style-name="P3"/>
      <text:p text:style-name="P3">Ejercicio 2.- Realiza la suma de los números binarios 111011 y 11110 </text:p>
      <text:p text:style-name="P3"/>
      <text:p text:style-name="P3"/>
      <text:p text:style-name="P3"/>
      <text:p text:style-name="P3"/>
      <text:p text:style-name="P3"/>
      <text:p text:style-name="P3">Ejercicio 3.- Realiza la resta del número binario 111011 menos 11110 </text:p>
      <text:p text:style-name="P3"/>
      <text:p text:style-name="P3"/>
      <text:p text:style-name="P3"/>
      <text:p text:style-name="P3"/>
      <text:p text:style-name="P3"/>
      <text:p text:style-name="P3"/>
      <text:p text:style-name="P3">Ejercicio 4.- Realiza la resta del número binario 10000 menos 1011 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Ejercicio 5.- Realiza la multiplicación de los números binarios 1110 y 10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jercicio 6.- Realiza la multiplicación de los números binarios 110 y 11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7.- Realiza la división del número binario 1011101 entre 10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jercicio 8.- Realiza la división del número binario 1000011 entre 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Objeto_20_sin_20_relleno" style:display-name="Objeto sin relleno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ueprint_20_Plans_7e_LT_7e_Gliederung_20_1" style:display-name="Blueprint Plans~LT~Gliederung 1" style:family="paragraph" style:default-outline-level="">
      <style:paragraph-properties fo:margin-top="0.667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2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print_20_Plans_7e_LT_7e_Gliederung_20_2" style:display-name="Blueprint Plans~LT~Gliederung 2" style:family="paragraph" style:parent-style-name="Blueprint_20_Plans_7e_LT_7e_Gliederung_20_1" style:default-outline-level="">
      <style:paragraph-properties fo:margin-top="0.533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size-asian="42.5pt" style:font-style-asian="normal" style:font-weight-asian="normal" style:text-emphasize="none"/>
    </style:style>
    <style:style style:name="Blueprint_20_Plans_7e_LT_7e_Gliederung_20_3" style:display-name="Blueprint Plans~LT~Gliederung 3" style:family="paragraph" style:parent-style-name="Blueprint_20_Plans_7e_LT_7e_Gliederung_20_2" style:default-outline-level="">
      <style:paragraph-properties fo:margin-top="0.4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size-asian="42.5pt" style:font-style-asian="normal" style:font-weight-asian="normal" style:text-emphasize="none"/>
    </style:style>
    <style:style style:name="Blueprint_20_Plans_7e_LT_7e_Gliederung_20_4" style:display-name="Blueprint Plans~LT~Gliederung 4" style:family="paragraph" style:parent-style-name="Blueprint_20_Plans_7e_LT_7e_Gliederung_20_3" style:default-outline-level="">
      <style:paragraph-properties fo:margin-top="0.266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size-asian="42.5pt" style:font-style-asian="normal" style:font-weight-asian="normal" style:text-emphasize="none"/>
    </style:style>
    <style:style style:name="Blueprint_20_Plans_7e_LT_7e_Gliederung_20_5" style:display-name="Blueprint Plans~LT~Gliederung 5" style:family="paragraph" style:parent-style-name="Blueprint_20_Plans_7e_LT_7e_Gliederung_20_4" style:default-outline-level="">
      <style:paragraph-properties fo:margin-top="0.132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size-asian="42.5pt" style:font-style-asian="normal" style:font-weight-asian="normal" style:text-emphasize="none"/>
    </style:style>
    <style:style style:name="Blueprint_20_Plans_7e_LT_7e_Gliederung_20_6" style:display-name="Blueprint Plans~LT~Gliederung 6" style:family="paragraph" style:parent-style-name="Blueprint_20_Plans_7e_LT_7e_Gliederung_20_5" style:default-outline-level="">
      <style:paragraph-properties fo:margin-top="0.132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size-asian="42.5pt" style:font-style-asian="normal" style:font-weight-asian="normal" style:text-emphasize="none"/>
    </style:style>
    <style:style style:name="Blueprint_20_Plans_7e_LT_7e_Gliederung_20_7" style:display-name="Blueprint Plans~LT~Gliederung 7" style:family="paragraph" style:parent-style-name="Blueprint_20_Plans_7e_LT_7e_Gliederung_20_6" style:default-outline-level="">
      <style:paragraph-properties fo:margin-top="0.132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size-asian="42.5pt" style:font-style-asian="normal" style:font-weight-asian="normal" style:text-emphasize="none"/>
    </style:style>
    <style:style style:name="Blueprint_20_Plans_7e_LT_7e_Gliederung_20_8" style:display-name="Blueprint Plans~LT~Gliederung 8" style:family="paragraph" style:parent-style-name="Blueprint_20_Plans_7e_LT_7e_Gliederung_20_7" style:default-outline-level="">
      <style:paragraph-properties fo:margin-top="0.132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size-asian="42.5pt" style:font-style-asian="normal" style:font-weight-asian="normal" style:text-emphasize="none"/>
    </style:style>
    <style:style style:name="Blueprint_20_Plans_7e_LT_7e_Gliederung_20_9" style:display-name="Blueprint Plans~LT~Gliederung 9" style:family="paragraph" style:parent-style-name="Blueprint_20_Plans_7e_LT_7e_Gliederung_20_8" style:default-outline-level="">
      <style:paragraph-properties fo:margin-top="0.132cm" fo:margin-bottom="0cm" style:contextual-spacing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size-asian="42.5pt" style:font-style-asian="normal" style:font-weight-asian="normal" style:text-emphasize="none"/>
    </style:style>
    <style:style style:name="Blueprint_20_Plans_7e_LT_7e_Titel" style:display-name="Blueprint Plans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58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print_20_Plans_7e_LT_7e_Untertitel" style:display-name="Blueprint Plans~LT~Unter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print_20_Plans_7e_LT_7e_Notizen" style:display-name="Blueprint Plan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print_20_Plans_7e_LT_7e_Hintergrundobjekte" style:display-name="Blueprint Plans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print_20_Plans_7e_LT_7e_Hintergrund" style:display-name="Blueprint Plan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2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06T13:22:33.287000000</meta:creation-date>
    <dc:date>2020-09-07T08:53:16.789000000</dc:date>
    <meta:editing-duration>PT14M44S</meta:editing-duration>
    <meta:editing-cycles>3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9" meta:word-count="97" meta:character-count="606" meta:non-whitespace-character-count="515"/>
  </office:meta>
</office:document-meta>
</file>